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ileron" svg:font-family="Aileron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be6f" officeooo:paragraph-rsid="0003be6f"/>
    </style:style>
    <style:style style:name="P2" style:family="paragraph" style:parent-style-name="Standard">
      <style:text-properties style:text-underline-style="solid" style:text-underline-width="auto" style:text-underline-color="font-color" officeooo:rsid="0003be6f" officeooo:paragraph-rsid="0003be6f"/>
    </style:style>
    <style:style style:name="P3" style:family="paragraph" style:parent-style-name="Standard">
      <style:text-properties style:text-underline-style="solid" style:text-underline-width="auto" style:text-underline-color="font-color" officeooo:rsid="000615e4" officeooo:paragraph-rsid="000615e4"/>
    </style:style>
    <style:style style:name="P4" style:family="paragraph" style:parent-style-name="Standard">
      <style:text-properties style:text-underline-style="solid" style:text-underline-width="auto" style:text-underline-color="font-color" officeooo:rsid="0009fa68" officeooo:paragraph-rsid="000bc90f"/>
    </style:style>
    <style:style style:name="P5" style:family="paragraph" style:parent-style-name="Standard">
      <style:text-properties style:text-underline-style="solid" style:text-underline-width="auto" style:text-underline-color="font-color" officeooo:rsid="0009fa68" officeooo:paragraph-rsid="000fc7db"/>
    </style:style>
    <style:style style:name="P6" style:family="paragraph" style:parent-style-name="Standard">
      <style:text-properties style:text-underline-style="solid" style:text-underline-width="auto" style:text-underline-color="font-color" officeooo:rsid="000ebd3c" officeooo:paragraph-rsid="000ebd3c" fo:background-color="#cccccc"/>
    </style:style>
    <style:style style:name="P7" style:family="paragraph" style:parent-style-name="Standard">
      <style:text-properties style:text-underline-style="solid" style:text-underline-width="auto" style:text-underline-color="font-color" officeooo:rsid="000ebd3c" officeooo:paragraph-rsid="000ebd3c" fo:background-color="#ffffff"/>
    </style:style>
    <style:style style:name="P8" style:family="paragraph" style:parent-style-name="Standard">
      <style:text-properties style:text-underline-style="solid" style:text-underline-width="auto" style:text-underline-color="font-color" officeooo:rsid="0009f479" officeooo:paragraph-rsid="0009f479"/>
    </style:style>
    <style:style style:name="P9" style:family="paragraph" style:parent-style-name="Standard">
      <style:text-properties style:text-underline-style="solid" style:text-underline-width="auto" style:text-underline-color="font-color" officeooo:rsid="0025c276" officeooo:paragraph-rsid="0025c276"/>
    </style:style>
    <style:style style:name="P10" style:family="paragraph" style:parent-style-name="Standard">
      <style:text-properties officeooo:rsid="00056f85" officeooo:paragraph-rsid="00056f85"/>
    </style:style>
    <style:style style:name="P11" style:family="paragraph" style:parent-style-name="Standard">
      <style:text-properties officeooo:rsid="00056f85" officeooo:paragraph-rsid="000615e4"/>
    </style:style>
    <style:style style:name="P12" style:family="paragraph" style:parent-style-name="Standard">
      <style:text-properties officeooo:rsid="00056f85" officeooo:paragraph-rsid="0009f479"/>
    </style:style>
    <style:style style:name="P13" style:family="paragraph" style:parent-style-name="Standard">
      <style:text-properties officeooo:rsid="0009f479" officeooo:paragraph-rsid="0009f479"/>
    </style:style>
    <style:style style:name="P14" style:family="paragraph" style:parent-style-name="Standard">
      <style:text-properties officeooo:rsid="0009fa68" officeooo:paragraph-rsid="000a812a"/>
    </style:style>
    <style:style style:name="P15" style:family="paragraph" style:parent-style-name="Standard">
      <style:text-properties officeooo:rsid="0009fa68" officeooo:paragraph-rsid="000bc90f"/>
    </style:style>
    <style:style style:name="P16" style:family="paragraph" style:parent-style-name="Standard">
      <style:text-properties officeooo:rsid="0009fa68" officeooo:paragraph-rsid="000fc7db"/>
    </style:style>
    <style:style style:name="P17" style:family="paragraph" style:parent-style-name="Standard">
      <style:text-properties officeooo:rsid="000bc90f" officeooo:paragraph-rsid="000bc90f"/>
    </style:style>
    <style:style style:name="P18" style:family="paragraph" style:parent-style-name="Standard">
      <style:text-properties officeooo:rsid="000cfa4a" officeooo:paragraph-rsid="000cfa4a"/>
    </style:style>
    <style:style style:name="P19" style:family="paragraph" style:parent-style-name="Standard">
      <style:text-properties officeooo:rsid="000d8a27" officeooo:paragraph-rsid="000d8a27"/>
    </style:style>
    <style:style style:name="P20" style:family="paragraph" style:parent-style-name="Standard">
      <style:text-properties officeooo:rsid="000d8a27" officeooo:paragraph-rsid="00171704"/>
    </style:style>
    <style:style style:name="P21" style:family="paragraph" style:parent-style-name="Standard">
      <style:text-properties style:font-name="Liberation Serif1" officeooo:rsid="00056f85" officeooo:paragraph-rsid="00056f85"/>
    </style:style>
    <style:style style:name="P22" style:family="paragraph" style:parent-style-name="Standard">
      <style:text-properties style:font-name="Liberation Serif1" style:text-underline-style="solid" style:text-underline-width="auto" style:text-underline-color="font-color" officeooo:rsid="000615e4" officeooo:paragraph-rsid="000615e4"/>
    </style:style>
    <style:style style:name="P23" style:family="paragraph" style:parent-style-name="Standard">
      <style:text-properties style:font-name="Liberation Serif1" officeooo:rsid="000615e4" officeooo:paragraph-rsid="000615e4"/>
    </style:style>
    <style:style style:name="P24" style:family="paragraph" style:parent-style-name="Standard">
      <style:text-properties style:font-name="Liberation Serif1" style:text-underline-style="none" officeooo:rsid="000615e4" officeooo:paragraph-rsid="000615e4"/>
    </style:style>
    <style:style style:name="P25" style:family="paragraph" style:parent-style-name="Standard">
      <style:text-properties style:font-name="Liberation Serif1" style:text-underline-style="none" officeooo:rsid="002c815e" officeooo:paragraph-rsid="002c815e"/>
    </style:style>
    <style:style style:name="P26" style:family="paragraph" style:parent-style-name="Standard">
      <style:text-properties style:font-name="Liberation Serif1" style:text-underline-style="none" officeooo:rsid="002cbeab" officeooo:paragraph-rsid="002cbeab"/>
    </style:style>
    <style:style style:name="P27" style:family="paragraph" style:parent-style-name="Standard">
      <style:text-properties style:font-name="Liberation Serif1" style:text-underline-style="none" officeooo:rsid="002cbeab" officeooo:paragraph-rsid="002f6acf"/>
    </style:style>
    <style:style style:name="P28" style:family="paragraph" style:parent-style-name="Standard">
      <style:text-properties style:font-name="Liberation Serif1" style:text-underline-style="none" officeooo:rsid="002ddadb" officeooo:paragraph-rsid="002ddadb"/>
    </style:style>
    <style:style style:name="P29" style:family="paragraph" style:parent-style-name="Standard">
      <style:text-properties style:font-name="Liberation Serif1" style:text-underline-style="none" officeooo:rsid="003217fc" officeooo:paragraph-rsid="003217fc"/>
    </style:style>
    <style:style style:name="P30" style:family="paragraph" style:parent-style-name="Standard">
      <style:text-properties officeooo:rsid="000ebd3c" officeooo:paragraph-rsid="000ebd3c"/>
    </style:style>
    <style:style style:name="P31" style:family="paragraph" style:parent-style-name="Standard">
      <style:text-properties officeooo:rsid="000ebd3c" officeooo:paragraph-rsid="000fc7db"/>
    </style:style>
    <style:style style:name="P32" style:family="paragraph" style:parent-style-name="Standard">
      <style:text-properties officeooo:rsid="000ebd3c" officeooo:paragraph-rsid="0010abf8"/>
    </style:style>
    <style:style style:name="P33" style:family="paragraph" style:parent-style-name="Standard">
      <style:text-properties officeooo:rsid="000fc7db" officeooo:paragraph-rsid="000fc7db"/>
    </style:style>
    <style:style style:name="P34" style:family="paragraph" style:parent-style-name="Standard">
      <style:text-properties officeooo:rsid="000fc7db" officeooo:paragraph-rsid="0010abf8"/>
    </style:style>
    <style:style style:name="P35" style:family="paragraph" style:parent-style-name="Standard">
      <style:text-properties officeooo:rsid="0010abf8" officeooo:paragraph-rsid="0010abf8"/>
    </style:style>
    <style:style style:name="P36" style:family="paragraph" style:parent-style-name="Standard">
      <style:text-properties officeooo:rsid="000f6450" officeooo:paragraph-rsid="000d8a27"/>
    </style:style>
    <style:style style:name="P37" style:family="paragraph" style:parent-style-name="Standard">
      <style:text-properties officeooo:rsid="001ca49a" officeooo:paragraph-rsid="001ca49a"/>
    </style:style>
    <style:style style:name="P38" style:family="paragraph" style:parent-style-name="Standard">
      <style:paragraph-properties fo:text-align="center" style:justify-single-word="false"/>
      <style:text-properties fo:font-size="16pt" officeooo:rsid="0003be6f" officeooo:paragraph-rsid="001e5d6b" style:font-size-asian="16pt" style:font-size-complex="16pt"/>
    </style:style>
    <style:style style:name="P39" style:family="paragraph" style:parent-style-name="Standard">
      <style:text-properties fo:font-size="12pt" officeooo:rsid="001ca49a" officeooo:paragraph-rsid="001e5d6b" style:font-size-asian="10.5pt" style:font-size-complex="12pt"/>
    </style:style>
    <style:style style:name="P40" style:family="paragraph" style:parent-style-name="Standard">
      <style:text-properties fo:font-size="12pt" officeooo:rsid="001e5d6b" officeooo:paragraph-rsid="001e5d6b" style:font-size-asian="10.5pt" style:font-size-complex="12pt"/>
    </style:style>
    <style:style style:name="P41" style:family="paragraph" style:parent-style-name="Standard">
      <style:text-properties fo:font-size="12pt" officeooo:rsid="001e5d6b" officeooo:paragraph-rsid="002192d6" style:font-size-asian="10.5pt" style:font-size-complex="12pt"/>
    </style:style>
    <style:style style:name="P42" style:family="paragraph" style:parent-style-name="Standard">
      <style:text-properties fo:font-size="12pt" officeooo:rsid="001e5d6b" officeooo:paragraph-rsid="0023ac84" style:font-size-asian="10.5pt" style:font-size-complex="12pt"/>
    </style:style>
    <style:style style:name="P43" style:family="paragraph" style:parent-style-name="Standard">
      <style:text-properties fo:font-size="12pt" officeooo:rsid="002192d6" officeooo:paragraph-rsid="002192d6" style:font-size-asian="10.5pt" style:font-size-complex="12pt"/>
    </style:style>
    <style:style style:name="P44" style:family="paragraph" style:parent-style-name="Standard">
      <style:text-properties fo:font-size="12pt" officeooo:rsid="00228683" officeooo:paragraph-rsid="00228683" style:font-size-asian="10.5pt" style:font-size-complex="12pt"/>
    </style:style>
    <style:style style:name="P45" style:family="paragraph" style:parent-style-name="Standard">
      <style:text-properties fo:font-size="12pt" officeooo:rsid="0023ac84" officeooo:paragraph-rsid="00228683" style:font-size-asian="10.5pt" style:font-size-complex="12pt"/>
    </style:style>
    <style:style style:name="P46" style:family="paragraph" style:parent-style-name="Standard">
      <style:text-properties fo:font-size="12pt" officeooo:rsid="0026d59f" officeooo:paragraph-rsid="00228683" style:font-size-asian="10.5pt" style:font-size-complex="12pt"/>
    </style:style>
    <style:style style:name="P47" style:family="paragraph" style:parent-style-name="Standard">
      <style:text-properties fo:font-size="12pt" officeooo:rsid="002437a3" officeooo:paragraph-rsid="00228683" style:font-size-asian="10.5pt" style:font-size-complex="12pt"/>
    </style:style>
    <style:style style:name="P48" style:family="paragraph" style:parent-style-name="Standard">
      <style:text-properties fo:font-size="12pt" officeooo:rsid="0025c276" officeooo:paragraph-rsid="00228683" style:font-size-asian="10.5pt" style:font-size-complex="12pt"/>
    </style:style>
    <style:style style:name="P49" style:family="paragraph" style:parent-style-name="Standard">
      <style:text-properties fo:font-size="12pt" officeooo:rsid="00304565" officeooo:paragraph-rsid="00304565" style:font-size-asian="10.5pt" style:font-size-complex="12pt"/>
    </style:style>
    <style:style style:name="P50" style:family="paragraph" style:parent-style-name="Standard">
      <style:text-properties fo:font-size="12pt" style:text-underline-style="solid" style:text-underline-width="auto" style:text-underline-color="font-color" officeooo:rsid="0025c276" officeooo:paragraph-rsid="0025c276" style:font-size-asian="10.5pt" style:font-size-complex="12pt"/>
    </style:style>
    <style:style style:name="P51" style:family="paragraph" style:parent-style-name="Standard">
      <style:text-properties fo:font-size="12pt" style:text-underline-style="solid" style:text-underline-width="auto" style:text-underline-color="font-color" officeooo:rsid="0025c276" officeooo:paragraph-rsid="001e5d6b" style:font-size-asian="10.5pt" style:font-size-complex="12pt"/>
    </style:style>
    <style:style style:name="P52" style:family="paragraph" style:parent-style-name="Standard">
      <style:text-properties fo:font-size="12pt" style:text-underline-style="solid" style:text-underline-width="auto" style:text-underline-color="font-color" fo:font-weight="bold" officeooo:rsid="002192d6" officeooo:paragraph-rsid="002192d6" style:font-size-asian="10.5pt" style:font-weight-asian="bold" style:font-size-complex="12pt" style:font-weight-complex="bold"/>
    </style:style>
    <style:style style:name="P53" style:family="paragraph" style:parent-style-name="Standard">
      <style:text-properties officeooo:rsid="00228683" officeooo:paragraph-rsid="00228683"/>
    </style:style>
    <style:style style:name="P54" style:family="paragraph" style:parent-style-name="Standard">
      <style:text-properties officeooo:rsid="00228683" officeooo:paragraph-rsid="0025c276"/>
    </style:style>
    <style:style style:name="P55" style:family="paragraph" style:parent-style-name="Standard">
      <style:text-properties officeooo:rsid="002b3c25" officeooo:paragraph-rsid="002b3c25"/>
    </style:style>
    <style:style style:name="P56" style:family="paragraph" style:parent-style-name="Standard">
      <style:text-properties fo:color="#000000" style:font-name="Liberation Serif" fo:font-size="12pt" style:text-underline-style="none" fo:font-weight="normal" officeooo:rsid="002cbeab" officeooo:paragraph-rsid="002cbeab" fo:background-color="#ffffff"/>
    </style:style>
    <style:style style:name="P57" style:family="paragraph" style:parent-style-name="Standard">
      <style:text-properties officeooo:paragraph-rsid="00304565"/>
    </style:style>
    <style:style style:name="P58" style:family="paragraph" style:parent-style-name="Standard">
      <style:text-properties officeooo:paragraph-rsid="000d8a27"/>
    </style:style>
    <style:style style:name="P59" style:family="paragraph" style:parent-style-name="Standard">
      <style:text-properties officeooo:rsid="0032642c" officeooo:paragraph-rsid="0032642c"/>
    </style:style>
    <style:style style:name="P60" style:family="paragraph" style:parent-style-name="Standard" style:master-page-name="">
      <loext:graphic-properties draw:fill="none"/>
      <style:paragraph-properties fo:margin-left="-0.199cm" fo:margin-right="0cm" fo:text-indent="0cm" style:auto-text-indent="false" style:page-number="auto" fo:background-color="transparent"/>
      <style:text-properties officeooo:rsid="000d8a27" officeooo:paragraph-rsid="000d8a27"/>
    </style:style>
    <style:style style:name="P61" style:family="paragraph" style:parent-style-name="Standard" style:master-page-name="">
      <loext:graphic-properties draw:fill="none"/>
      <style:paragraph-properties fo:margin-left="-0.199cm" fo:margin-right="0cm" fo:text-indent="0cm" style:auto-text-indent="false" style:page-number="auto" fo:background-color="transparent"/>
      <style:text-properties officeooo:rsid="000fc7db" officeooo:paragraph-rsid="00171704"/>
    </style:style>
    <style:style style:name="P62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d8a27" officeooo:paragraph-rsid="000d8a27"/>
    </style:style>
    <style:style style:name="P63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d8a27" officeooo:paragraph-rsid="00176a1d"/>
    </style:style>
    <style:style style:name="P64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56f85" officeooo:paragraph-rsid="00171704"/>
    </style:style>
    <style:style style:name="P65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9fa68" officeooo:paragraph-rsid="000bc90f"/>
    </style:style>
    <style:style style:name="P66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9fa68" officeooo:paragraph-rsid="00176a1d"/>
    </style:style>
    <style:style style:name="P67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fc7db" officeooo:paragraph-rsid="000fc7db"/>
    </style:style>
    <style:style style:name="P68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fc7db" officeooo:paragraph-rsid="00171704"/>
    </style:style>
    <style:style style:name="P69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0abf8" officeooo:paragraph-rsid="0010abf8"/>
    </style:style>
    <style:style style:name="P70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1e085" officeooo:paragraph-rsid="0011e085"/>
    </style:style>
    <style:style style:name="P71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117c4" officeooo:paragraph-rsid="001117c4"/>
    </style:style>
    <style:style style:name="P72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117c4" officeooo:paragraph-rsid="0011e085"/>
    </style:style>
    <style:style style:name="P73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style:text-underline-style="solid" style:text-underline-width="auto" style:text-underline-color="font-color" officeooo:rsid="0011e085" officeooo:paragraph-rsid="0011e085"/>
    </style:style>
    <style:style style:name="P74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style:text-underline-style="solid" style:text-underline-width="auto" style:text-underline-color="font-color" officeooo:rsid="0011e085" officeooo:paragraph-rsid="0011e085" fo:background-color="#cccccc"/>
    </style:style>
    <style:style style:name="P75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style:text-underline-style="solid" style:text-underline-width="auto" style:text-underline-color="font-color" officeooo:rsid="001960f9" officeooo:paragraph-rsid="001960f9" fo:background-color="#cccccc"/>
    </style:style>
    <style:style style:name="P76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style:text-underline-style="solid" style:text-underline-width="auto" style:text-underline-color="font-color" officeooo:rsid="00139126" officeooo:paragraph-rsid="00139126"/>
    </style:style>
    <style:style style:name="P77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39126" officeooo:paragraph-rsid="00139126"/>
    </style:style>
    <style:style style:name="P78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3be6f" officeooo:paragraph-rsid="0003be6f"/>
    </style:style>
    <style:style style:name="P79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3be6f" officeooo:paragraph-rsid="00164481"/>
    </style:style>
    <style:style style:name="P80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3be6f" officeooo:paragraph-rsid="00198358"/>
    </style:style>
    <style:style style:name="P81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49844" officeooo:paragraph-rsid="00149844"/>
    </style:style>
    <style:style style:name="P82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64481" officeooo:paragraph-rsid="00164481"/>
    </style:style>
    <style:style style:name="P83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7060c" officeooo:paragraph-rsid="0017060c"/>
    </style:style>
    <style:style style:name="P84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71704" officeooo:paragraph-rsid="00171704"/>
    </style:style>
    <style:style style:name="P85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960f9" officeooo:paragraph-rsid="001960f9"/>
    </style:style>
    <style:style style:name="P86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98358" officeooo:paragraph-rsid="00198358"/>
    </style:style>
    <style:style style:name="P87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ade03" officeooo:paragraph-rsid="001ade03"/>
    </style:style>
    <style:style style:name="P88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style:font-name="Liberation Serif1" officeooo:rsid="00171704" officeooo:paragraph-rsid="00171704"/>
    </style:style>
    <style:style style:name="P89" style:family="paragraph" style:parent-style-name="Standard">
      <loext:graphic-properties draw:fill="none"/>
      <style:paragraph-properties fo:margin-left="-0.199cm" fo:margin-right="0cm" fo:margin-top="0.101cm" fo:margin-bottom="0cm" loext:contextual-spacing="false" fo:text-indent="0cm" style:auto-text-indent="false" fo:background-color="transparent"/>
      <style:text-properties officeooo:rsid="00171704" officeooo:paragraph-rsid="00171704"/>
    </style:style>
    <style:style style:name="P90" style:family="paragraph" style:parent-style-name="Standard">
      <style:paragraph-properties fo:text-align="center" style:justify-single-word="false" fo:break-before="page"/>
      <style:text-properties fo:font-size="16pt" officeooo:rsid="0003be6f" officeooo:paragraph-rsid="0003be6f" style:font-size-asian="16pt" style:font-size-complex="16pt"/>
    </style:style>
    <style:style style:name="P91" style:family="paragraph" style:parent-style-name="Standard">
      <style:paragraph-properties fo:break-before="page"/>
      <style:text-properties style:font-name="Liberation Serif1" style:text-underline-style="none" officeooo:rsid="002c815e" officeooo:paragraph-rsid="002c815e"/>
    </style:style>
    <style:style style:name="P92" style:family="paragraph" style:parent-style-name="Standard">
      <style:text-properties fo:font-size="12pt" officeooo:rsid="00343dc9" officeooo:paragraph-rsid="00343dc9" style:font-size-asian="10.5pt" style:font-size-complex="12pt"/>
    </style:style>
    <style:style style:name="P93" style:family="paragraph" style:parent-style-name="Standard">
      <style:text-properties fo:font-size="12pt" officeooo:rsid="0026d59f" officeooo:paragraph-rsid="0028adb0" style:font-size-asian="10.5pt" style:font-size-complex="12pt"/>
    </style:style>
    <style:style style:name="P94" style:family="paragraph" style:parent-style-name="Standard">
      <style:text-properties fo:font-size="12pt" officeooo:rsid="00228683" officeooo:paragraph-rsid="00228683" style:font-size-asian="10.5pt" style:font-size-complex="12pt"/>
    </style:style>
    <style:style style:name="P95" style:family="paragraph" style:parent-style-name="Standard">
      <style:text-properties fo:font-size="12pt" officeooo:rsid="00228683" officeooo:paragraph-rsid="00388105" style:font-size-asian="10.5pt" style:font-size-complex="12pt"/>
    </style:style>
    <style:style style:name="P96" style:family="paragraph" style:parent-style-name="Standard">
      <style:text-properties fo:font-size="12pt" officeooo:rsid="0028adb0" officeooo:paragraph-rsid="00228683" style:font-size-asian="10.5pt" style:font-size-complex="12pt"/>
    </style:style>
    <style:style style:name="P97" style:family="paragraph" style:parent-style-name="Standard">
      <style:text-properties fo:font-size="12pt" officeooo:rsid="001e5d6b" officeooo:paragraph-rsid="001e5d6b" style:font-size-asian="10.5pt" style:font-size-complex="12pt"/>
    </style:style>
    <style:style style:name="P98" style:family="paragraph" style:parent-style-name="Standard">
      <style:text-properties fo:font-size="12pt" officeooo:rsid="0009fa68" officeooo:paragraph-rsid="003a7282" style:font-size-asian="10.5pt" style:font-size-complex="12pt"/>
    </style:style>
    <style:style style:name="P99" style:family="paragraph" style:parent-style-name="Standard">
      <style:text-properties style:font-name="Liberation Serif" officeooo:rsid="00343dc9" officeooo:paragraph-rsid="0032642c"/>
    </style:style>
    <style:style style:name="P100" style:family="paragraph" style:parent-style-name="Standard">
      <style:paragraph-properties fo:text-align="center" style:justify-single-word="false"/>
      <style:text-properties fo:font-size="16pt" officeooo:rsid="0003be6f" officeooo:paragraph-rsid="001e5d6b" style:font-size-asian="16pt" style:font-size-complex="16pt"/>
    </style:style>
    <style:style style:name="P101" style:family="paragraph" style:parent-style-name="Standard">
      <style:text-properties officeooo:rsid="0009fa68" officeooo:paragraph-rsid="00358586"/>
    </style:style>
    <style:style style:name="P102" style:family="paragraph" style:parent-style-name="Standard">
      <style:text-properties officeooo:paragraph-rsid="00358586"/>
    </style:style>
    <style:style style:name="P103" style:family="paragraph" style:parent-style-name="Standard">
      <style:text-properties officeooo:rsid="000ebd3c" officeooo:paragraph-rsid="000ebd3c"/>
    </style:style>
    <style:style style:name="P104" style:family="paragraph" style:parent-style-name="Standard">
      <style:text-properties officeooo:rsid="00228683" officeooo:paragraph-rsid="00358586"/>
    </style:style>
    <style:style style:name="P105" style:family="paragraph" style:parent-style-name="Standard">
      <style:text-properties officeooo:rsid="00228683" officeooo:paragraph-rsid="00388105"/>
    </style:style>
    <style:style style:name="P106" style:family="paragraph" style:parent-style-name="Standard">
      <style:text-properties officeooo:rsid="0025c276" officeooo:paragraph-rsid="0025c276"/>
    </style:style>
    <style:style style:name="P107" style:family="paragraph" style:parent-style-name="Standard">
      <style:text-properties officeooo:paragraph-rsid="00304565"/>
    </style:style>
    <style:style style:name="P108" style:family="paragraph" style:parent-style-name="Standard">
      <style:text-properties officeooo:paragraph-rsid="003a7282"/>
    </style:style>
    <style:style style:name="P109" style:family="paragraph" style:parent-style-name="Standard">
      <style:text-properties officeooo:rsid="0003be6f" officeooo:paragraph-rsid="0003be6f"/>
    </style:style>
    <style:style style:name="P110" style:family="paragraph" style:parent-style-name="Standard">
      <style:text-properties officeooo:rsid="003b37bc" officeooo:paragraph-rsid="003b37bc"/>
    </style:style>
    <style:style style:name="P111" style:family="paragraph" style:parent-style-name="Standard" style:master-page-name="">
      <loext:graphic-properties draw:fill="none"/>
      <style:paragraph-properties fo:margin-left="-0.199cm" fo:margin-right="0cm" fo:text-indent="0cm" style:auto-text-indent="false" style:page-number="auto" fo:background-color="transparent"/>
      <style:text-properties fo:font-size="12pt" officeooo:rsid="000fc7db" officeooo:paragraph-rsid="00375c8a" style:font-size-asian="10.5pt" style:font-size-complex="12pt"/>
    </style:style>
    <style:style style:name="P112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fo:font-size="12pt" officeooo:rsid="0003be6f" officeooo:paragraph-rsid="00388105" style:font-size-asian="10.5pt" style:font-size-complex="12pt"/>
    </style:style>
    <style:style style:name="P113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fo:font-size="12pt" officeooo:rsid="000fc7db" officeooo:paragraph-rsid="003a7589" style:font-size-asian="10.5pt" style:font-size-complex="12pt"/>
    </style:style>
    <style:style style:name="P114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fo:font-size="12pt" officeooo:rsid="000fc7db" officeooo:paragraph-rsid="00375c8a" style:font-size-asian="10.5pt" style:font-size-complex="12pt"/>
    </style:style>
    <style:style style:name="P115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fo:font-size="12pt" officeooo:rsid="003b471e" officeooo:paragraph-rsid="003b471e" style:font-size-asian="10.5pt" style:font-size-complex="12pt"/>
    </style:style>
    <style:style style:name="P116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fo:font-size="12pt" style:text-underline-style="solid" style:text-underline-width="auto" style:text-underline-color="font-color" officeooo:rsid="003b471e" officeooo:paragraph-rsid="003b471e" fo:background-color="#cccccc" style:font-size-asian="10.5pt" style:font-size-complex="12pt"/>
    </style:style>
    <style:style style:name="P117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3be6f" officeooo:paragraph-rsid="00164481"/>
    </style:style>
    <style:style style:name="P118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3be6f" officeooo:paragraph-rsid="00388105"/>
    </style:style>
    <style:style style:name="P119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03be6f" officeooo:paragraph-rsid="003b37bc"/>
    </style:style>
    <style:style style:name="P120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64481" officeooo:paragraph-rsid="00388105"/>
    </style:style>
    <style:style style:name="P121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7060c" officeooo:paragraph-rsid="00388105"/>
    </style:style>
    <style:style style:name="P122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98358" officeooo:paragraph-rsid="00388105"/>
    </style:style>
    <style:style style:name="P123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ade03" officeooo:paragraph-rsid="00388105"/>
    </style:style>
    <style:style style:name="P124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171704" officeooo:paragraph-rsid="00388105"/>
    </style:style>
    <style:style style:name="P125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officeooo:rsid="003b37bc" officeooo:paragraph-rsid="003b37bc"/>
    </style:style>
    <style:style style:name="P126" style:family="paragraph" style:parent-style-name="Standard">
      <loext:graphic-properties draw:fill="none"/>
      <style:paragraph-properties fo:margin-left="-0.199cm" fo:margin-right="0cm" fo:margin-top="0.101cm" fo:margin-bottom="0cm" loext:contextual-spacing="false" fo:text-indent="0cm" style:auto-text-indent="false" fo:background-color="transparent"/>
      <style:text-properties officeooo:rsid="00171704" officeooo:paragraph-rsid="00388105"/>
    </style:style>
    <style:style style:name="T1" style:family="text">
      <style:text-properties officeooo:rsid="00056f85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615e4"/>
    </style:style>
    <style:style style:name="T4" style:family="text">
      <style:text-properties style:font-name="Liberation Serif1" officeooo:rsid="00171704"/>
    </style:style>
    <style:style style:name="T5" style:family="text">
      <style:text-properties style:font-name="Liberation Serif1" officeooo:rsid="000f6450"/>
    </style:style>
    <style:style style:name="T6" style:family="text">
      <style:text-properties style:font-name="Liberation Serif1" officeooo:rsid="001fe863"/>
    </style:style>
    <style:style style:name="T7" style:family="text">
      <style:text-properties style:font-name="Liberation Serif1" style:text-underline-style="none" officeooo:rsid="000615e4"/>
    </style:style>
    <style:style style:name="T8" style:family="text">
      <style:text-properties fo:font-variant="normal" fo:text-transform="none" style:font-name="Liberation Serif" fo:font-size="11.25pt" fo:letter-spacing="normal" fo:font-style="normal" fo:font-weight="normal"/>
    </style:style>
    <style:style style:name="T9" style:family="text">
      <style:text-properties fo:font-variant="normal" fo:text-transform="none" style:font-name="Liberation Serif" fo:font-size="11.25pt" fo:letter-spacing="normal" fo:font-style="normal" fo:font-weight="normal" officeooo:rsid="000d8a27"/>
    </style:style>
    <style:style style:name="T10" style:family="text">
      <style:text-properties fo:font-variant="normal" fo:text-transform="none" style:font-name="Liberation Serif" fo:letter-spacing="normal"/>
    </style:style>
    <style:style style:name="T11" style:family="text">
      <style:text-properties fo:font-variant="normal" fo:text-transform="none" fo:color="#000000" style:font-name="Aileron" fo:font-size="10.5pt" fo:letter-spacing="normal" fo:font-style="normal" fo:font-weight="normal"/>
    </style:style>
    <style:style style:name="T12" style:family="text">
      <style:text-properties officeooo:rsid="0009f479"/>
    </style:style>
    <style:style style:name="T13" style:family="text">
      <style:text-properties officeooo:rsid="000a812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39126"/>
    </style:style>
    <style:style style:name="T16" style:family="text">
      <style:text-properties style:text-underline-style="solid" style:text-underline-width="auto" style:text-underline-color="font-color" officeooo:rsid="00164481"/>
    </style:style>
    <style:style style:name="T17" style:family="text">
      <style:text-properties style:text-underline-style="solid" style:text-underline-width="auto" style:text-underline-color="font-color" fo:background-color="#cccccc" loext:char-shading-value="0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0fc7db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388105"/>
    </style:style>
    <style:style style:name="T21" style:family="text">
      <style:text-properties style:text-underline-style="solid" style:text-underline-width="auto" style:text-underline-color="font-color" officeooo:rsid="003b471e"/>
    </style:style>
    <style:style style:name="T22" style:family="text">
      <style:text-properties officeooo:rsid="000bc90f"/>
    </style:style>
    <style:style style:name="T23" style:family="text">
      <style:text-properties officeooo:rsid="000cfa4a"/>
    </style:style>
    <style:style style:name="T24" style:family="text">
      <style:text-properties officeooo:rsid="000d8a27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1.25pt" fo:letter-spacing="normal" fo:font-weight="normal"/>
    </style:style>
    <style:style style:name="T27" style:family="text">
      <style:text-properties style:font-name="Liberation Serif" officeooo:rsid="001fe863"/>
    </style:style>
    <style:style style:name="T28" style:family="text">
      <style:text-properties style:font-name="Liberation Serif" officeooo:rsid="00343dc9"/>
    </style:style>
    <style:style style:name="T29" style:family="text">
      <style:text-properties style:font-name="Liberation Serif" officeooo:rsid="003a7589"/>
    </style:style>
    <style:style style:name="T30" style:family="text">
      <style:text-properties officeooo:rsid="000f6450"/>
    </style:style>
    <style:style style:name="T31" style:family="text">
      <style:text-properties officeooo:rsid="000fc7db"/>
    </style:style>
    <style:style style:name="T32" style:family="text">
      <style:text-properties officeooo:rsid="0010abf8"/>
    </style:style>
    <style:style style:name="T33" style:family="text">
      <style:text-properties officeooo:rsid="001117c4"/>
    </style:style>
    <style:style style:name="T34" style:family="text">
      <style:text-properties officeooo:rsid="0011e085"/>
    </style:style>
    <style:style style:name="T35" style:family="text">
      <style:text-properties officeooo:rsid="00149844"/>
    </style:style>
    <style:style style:name="T36" style:family="text">
      <style:text-properties officeooo:rsid="00164481"/>
    </style:style>
    <style:style style:name="T37" style:family="text">
      <style:text-properties officeooo:rsid="001960f9"/>
    </style:style>
    <style:style style:name="T38" style:family="text">
      <style:text-properties officeooo:rsid="001fe863"/>
    </style:style>
    <style:style style:name="T39" style:family="text">
      <style:text-properties officeooo:rsid="002192d6"/>
    </style:style>
    <style:style style:name="T40" style:family="text">
      <style:text-properties fo:font-size="12pt" style:font-size-asian="10.5pt" style:font-size-complex="12pt"/>
    </style:style>
    <style:style style:name="T41" style:family="text">
      <style:text-properties fo:font-size="12pt" officeooo:rsid="001e5d6b" style:font-size-asian="10.5pt" style:font-size-complex="12pt"/>
    </style:style>
    <style:style style:name="T42" style:family="text">
      <style:text-properties fo:font-size="12pt" officeooo:rsid="002192d6" style:font-size-asian="10.5pt" style:font-size-complex="12pt"/>
    </style:style>
    <style:style style:name="T43" style:family="text">
      <style:text-properties fo:font-size="12pt" officeooo:rsid="00228683" style:font-size-asian="10.5pt" style:font-size-complex="12pt"/>
    </style:style>
    <style:style style:name="T44" style:family="text">
      <style:text-properties fo:font-size="12pt" officeooo:rsid="0022fbb9" style:font-size-asian="10.5pt" style:font-size-complex="12pt"/>
    </style:style>
    <style:style style:name="T45" style:family="text">
      <style:text-properties fo:font-size="12pt" officeooo:rsid="0023ac84" style:font-size-asian="10.5pt" style:font-size-complex="12pt"/>
    </style:style>
    <style:style style:name="T46" style:family="text">
      <style:text-properties fo:font-size="12pt" officeooo:rsid="002437a3" style:font-size-asian="10.5pt" style:font-size-complex="12pt"/>
    </style:style>
    <style:style style:name="T47" style:family="text">
      <style:text-properties fo:font-size="12pt" officeooo:rsid="0025c276" style:font-size-asian="10.5pt" style:font-size-complex="12pt"/>
    </style:style>
    <style:style style:name="T48" style:family="text">
      <style:text-properties fo:font-size="12pt" officeooo:rsid="0026d59f" style:font-size-asian="10.5pt" style:font-size-complex="12pt"/>
    </style:style>
    <style:style style:name="T49" style:family="text">
      <style:text-properties fo:font-size="12pt" officeooo:rsid="0028adb0" style:font-size-asian="10.5pt" style:font-size-complex="12pt"/>
    </style:style>
    <style:style style:name="T50" style:family="text">
      <style:text-properties fo:font-size="12pt" officeooo:rsid="00304565" style:font-size-asian="10.5pt" style:font-size-complex="12pt"/>
    </style:style>
    <style:style style:name="T51" style:family="text">
      <style:text-properties fo:font-size="12pt" officeooo:rsid="00343dc9" style:font-size-asian="10.5pt" style:font-size-complex="12pt"/>
    </style:style>
    <style:style style:name="T52" style:family="text">
      <style:text-properties fo:font-size="12pt" officeooo:rsid="00358586" style:font-size-asian="10.5pt" style:font-size-complex="12pt"/>
    </style:style>
    <style:style style:name="T53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54" style:family="text">
      <style:text-properties fo:font-size="12pt" style:text-underline-style="solid" style:text-underline-width="auto" style:text-underline-color="font-color" officeooo:rsid="0028adb0" style:font-size-asian="10.5pt" style:font-size-complex="12pt"/>
    </style:style>
    <style:style style:name="T55" style:family="text">
      <style:text-properties officeooo:rsid="0023ac84"/>
    </style:style>
    <style:style style:name="T56" style:family="text">
      <style:text-properties officeooo:rsid="002b3c25"/>
    </style:style>
    <style:style style:name="T57" style:family="text">
      <style:text-properties officeooo:rsid="00301456"/>
    </style:style>
    <style:style style:name="T58" style:family="text">
      <style:text-properties officeooo:rsid="00304565"/>
    </style:style>
    <style:style style:name="T59" style:family="text">
      <style:text-properties officeooo:rsid="003105ac"/>
    </style:style>
    <style:style style:name="T60" style:family="text">
      <style:text-properties officeooo:rsid="0009fa68"/>
    </style:style>
    <style:style style:name="T61" style:family="text">
      <style:text-properties officeooo:rsid="00358586"/>
    </style:style>
    <style:style style:name="T62" style:family="text">
      <style:text-properties style:text-underline-style="none" officeooo:rsid="0009fa68"/>
    </style:style>
    <style:style style:name="T63" style:family="text">
      <style:text-properties style:text-underline-style="none" officeooo:rsid="00358586"/>
    </style:style>
    <style:style style:name="T64" style:family="text">
      <style:text-properties officeooo:rsid="003b37bc"/>
    </style:style>
    <style:style style:name="T65" style:family="text">
      <style:text-properties officeooo:rsid="003b471e"/>
    </style:style>
    <style:style style:name="T66" style:family="text">
      <style:text-properties officeooo:rsid="003cd0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>GIT</text:p>
      <text:p text:style-name="P39"/>
      <text:p text:style-name="P39"/>
      <text:p text:style-name="P43"><text:span text:style-name="T18">Sur <text:s text:c="3"/></text:span><text:a xlink:type="simple" xlink:href="https://github.com/" text:style-name="Internet_20_link" text:visited-style-name="Visited_20_Internet_20_Link"><text:span text:style-name="T19">https://github.com/</text:span></text:a><text:span text:style-name="T19"> </text:span></text:p>
      <text:p text:style-name="P41">- <text:span text:style-name="T39">se créer un compte sur <text:s text:c="2"/></text:span></text:p>
      <text:p text:style-name="P40">- <text:span text:style-name="T39">se créer un nouveau projet, ajouter des contributeurs sur github.com</text:span></text:p>
      <text:p text:style-name="P40"/>
      <text:p text:style-name="P40"/>
      <text:p text:style-name="P52">Sur la console systeme : </text:p>
      <text:p text:style-name="P51">Initialisation</text:p>
      <text:p text:style-name="P40">- git init <text:s text:c="2"/>(initialise un repository vide dans le répertoire où on est → répertoire .git)</text:p>
      <text:p text:style-name="P49">ou </text:p>
      <text:p text:style-name="P40">- <text:span text:style-name="T58">git clone adresse du repository <text:s text:c="4"/>(clone un répository déposé sur github)</text:span></text:p>
      <text:p text:style-name="P108"><text:span text:style-name="T60"><text:s text:c="2"/>git clone </text:span><text:a xlink:type="simple" xlink:href="https://github.com/igorcampus/test" text:style-name="Internet_20_link" text:visited-style-name="Visited_20_Internet_20_Link">https://github.com/igorcampus/test</text:a><text:span text:style-name="T62"> <text:s/>. <text:s text:c="4"/>// . </text:span><text:span text:style-name="T63">signifie sans créer de ss-répertoire.</text:span></text:p>
      <text:p text:style-name="P98"/>
      <text:p text:style-name="P40"/>
      <text:p text:style-name="P50">Envoyer les modifs sur github</text:p>
      <text:p text:style-name="P40">- git status (état du projet <text:span text:style-name="T39">concernant les fichier à commiter</text:span>) <text:s text:c="4"/>// <text:span text:style-name="T38">nouveau fichier en rouge</text:span></text:p>
      <text:p text:style-name="P40"><text:tab/><text:tab/><text:tab/><text:tab/>// <text:span text:style-name="T38">fichier à comiter en vert</text:span></text:p>
      <text:p text:style-name="P40"/>
      <text:p text:style-name="P40">- <text:span text:style-name="T58">1/ git add nomfichier.ext <text:s text:c="5"/>(ajoute un nouveau fichier dans la staging area)</text:span></text:p>
      <text:p text:style-name="P40"><text:s text:c="14"/><text:span text:style-name="T55">ou nomrépertoire/nomfichier</text:span></text:p>
      <text:p text:style-name="P42"><text:s text:c="2"/><text:span text:style-name="T38">git add ‘*.txt’<text:tab/> <text:s text:c="7"/>(tous les fichiers .txt dans tous le répertoire + ss répertoires )</text:span></text:p>
      <text:p text:style-name="P42"><text:s text:c="2"/><text:span text:style-name="T57">git add .<text:tab/><text:tab/> <text:s text:c="7"/>(toutes les modifs affichées par git status)</text:span></text:p>
      <text:p text:style-name="P42"/>
      <text:p text:style-name="P40"/>
      <text:p text:style-name="P40">- <text:span text:style-name="T58">2/ git commit -m ‘</text:span><text:span text:style-name="T6">commentaire’</text:span><text:span text:style-name="T27"> <text:s text:c="2"/>(sauvegarde tout ce qu’il y a dans la staging area avec un <text:tab/><text:tab/><text:tab/><text:tab/><text:tab/><text:tab/>commentaire sur les modifs)</text:span></text:p>
      <text:p text:style-name="P113"><text:span text:style-name="T27"><text:s text:c="2"/>- git commit --amend ‘… ‘ <text:s text:c="2"/></text:span><text:span text:style-name="T29">(modifie le message du dernier commit)</text:span></text:p>
      <text:p text:style-name="P40">- <text:span text:style-name="T39">git log <text:s text:c="5"/>(affiche les commit effectués)</text:span></text:p>
      <text:p text:style-name="P57"><text:span text:style-name="T41"/></text:p>
      <text:p text:style-name="P57"><text:span text:style-name="T41">- </text:span><text:span text:style-name="T50">3/ si pas encore fait :</text:span></text:p>
      <text:p text:style-name="P57"><text:span text:style-name="T50"><text:s text:c="2"/>g</text:span><text:span text:style-name="T42">it remote add origin https://adresse-</text:span><text:span text:style-name="T43">du-repository-github <text:s text:c="2"/>(origin = </text:span><text:span text:style-name="T50">lien sur </text:span><text:span text:style-name="T43">nom du remote <text:tab/><text:tab/><text:tab/><text:tab/><text:tab/><text:tab/><text:tab/> <text:s/><text:tab/><text:tab/><text:tab/>repository sur github)</text:span></text:p>
      <text:p text:style-name="P44"/>
      <text:p text:style-name="P44">- <text:span text:style-name="T58">4/ </text:span>git push -u origin master (sauvegarde les commit dans le github repository (origin branche master)</text:p>
      <text:p text:style-name="P95"><text:span text:style-name="T7"><text:tab/> <text:s text:c="7"/>-u (=git se souviendra de ces parametres <text:s/>→ la prochaine fois seulement git push)</text:span></text:p>
      <text:p text:style-name="P105"><text:span text:style-name="T40"/></text:p>
      <text:p text:style-name="P53"><text:span text:style-name="T40">- </text:span><text:span text:style-name="T49">git push <text:tab/><text:tab/> <text:s text:c="6"/>(sauvegarde les commit sur le remote repository – branche déjà défini.</text:span><text:span text:style-name="T40"> </text:span></text:p>
      <text:p text:style-name="P44"/>
      <text:p text:style-name="P44"/>
      <text:p text:style-name="P44"/>
      <text:p text:style-name="P50">Récupérer les modifs sur github</text:p>
      <text:p text:style-name="P53"><text:span text:style-name="T40">-</text:span><text:span text:style-name="T44">git pull origin master <text:s text:c="6"/></text:span><text:span text:style-name="T45">(charge les modifications effectuées sur le github repository <text:s/>(par d’autres <text:tab/><text:tab/><text:tab/><text:tab/>développeurs ))</text:span></text:p>
      <text:p text:style-name="P104"><text:span text:style-name="T45"><text:s text:c="3"/>→</text:span><text:span text:style-name="T51"> repérer si merge conflict : </text:span><text:span text:style-name="T52">(conflit répéré dans fichier par lignes &lt;&lt;Head <text:s text:c="3"/>…… <text:s text:c="11"/></text:span></text:p>
      <text:p text:style-name="P104"><text:span text:style-name="T52"><text:tab/><text:tab/><text:tab/><text:tab/><text:tab/><text:tab/><text:tab/><text:tab/><text:tab/> <text:s text:c="3"/>===== <text:s text:c="3"/>en fin )</text:span></text:p>
      <text:p text:style-name="P104"><text:span text:style-name="T51"><text:tab/>résoudre les conflits - </text:span><text:span text:style-name="T52">exemple avec </text:span><text:span text:style-name="T51">visual studio : </text:span></text:p>
      <text:p text:style-name="P92"><text:tab/>- accepter modif actuelle <text:s text:c="3"/>OU </text:p>
      <text:p text:style-name="P92"><text:tab/>- accepter modif entrante (github) <text:s/>OU </text:p>
      <text:p text:style-name="P92"><text:soft-page-break/><text:tab/>- accepter les 2 modifs <text:s text:c="2"/>OU </text:p>
      <text:p text:style-name="P92"><text:tab/>- comparer les modifs → uniquement en visu, puis fermer le fichier de comparaison <text:s text:c="3"/></text:p>
      <text:p text:style-name="P92"><text:s text:c="10"/>puis faire un git commit -a <text:s text:c="3"/>pour valider le merge.</text:p>
      <text:p text:style-name="P45"/>
      <text:p text:style-name="P45">- git diff HEAD <text:s text:c="16"/>(montrer les différences avec nos commit récents (HEAD))</text:p>
      <text:p text:style-name="P45"><text:s text:c="2"/>git diff --staged <text:tab/> <text:s text:c="6"/>(montrer les différences avec nos fichiers dans la staging area )</text:p>
      <text:p text:style-name="P53"><text:span text:style-name="T45"><text:tab/> <text:s/></text:span><text:span text:style-name="T47">(tiret tiret staged)</text:span></text:p>
      <text:p text:style-name="P106"><text:span text:style-name="T53"/></text:p>
      <text:p text:style-name="P106"><text:span text:style-name="T53"/></text:p>
      <text:p text:style-name="P106"><text:span text:style-name="T53">Revenir sur nos modifications / </text:span><text:span text:style-name="T54">suppression</text:span></text:p>
      <text:p text:style-name="P45">- git reset <text:s/>nomfichier <text:s text:c="5"/>(enlève un fichier de la staging area)</text:p>
      <text:p text:style-name="P54"><text:span text:style-name="T45">- </text:span><text:span text:style-name="T46">git checkout -- nomfichier <text:s/>(remet le fichier comme il était au dernier commit = avant que j’ai fait</text:span></text:p>
      <text:p text:style-name="P54"><text:span text:style-name="T46"><text:s text:c="7"/></text:span><text:span text:style-name="T47">(tiret tiret blanc nomfichier) </text:span><text:span text:style-name="T46"><text:tab/>des modifs dedans )</text:span></text:p>
      <text:p text:style-name="P93">- git rm ‘*.txt’<text:tab/><text:tab/><text:tab/><text:tab/>(supprime les fichier<text:span text:style-name="T59">s</text:span> de mon répertoire et enregistre la <text:tab/><text:tab/><text:tab/><text:tab/><text:tab/><text:tab/>suppression dans la staging area )</text:p>
      <text:p text:style-name="P111">- git reset HEAD^<text:tab/>→ annuler le dernier commit</text:p>
      <text:p text:style-name="P114">- <text:span text:style-name="T65">git checkout n°version <text:s text:c="2"/>→ revient en arrière jusqu’à la version demandée (n°version sur git log)</text:span></text:p>
      <text:p text:style-name="P114"><text:tab/><text:tab/><text:tab/><text:tab/><text:span text:style-name="T65">Attention : ne permet pas de refaire des commits ensuite, uniquement <text:tab/><text:tab/><text:tab/><text:tab/>pour tester et éventuellement à partir de quelle version on a une erreur.</text:span></text:p>
      <text:p text:style-name="P114"/>
      <text:p text:style-name="P47"/>
      <text:p text:style-name="P9"><text:span text:style-name="T46">G</text:span><text:span text:style-name="T40">érer les branches</text:span></text:p>
      <text:p text:style-name="P53"><text:span text:style-name="T46">- </text:span><text:span text:style-name="T47">git branch nombranche<text:tab/><text:tab/>(crée une nouvelle branche )</text:span></text:p>
      <text:p text:style-name="P48">- git branch <text:s text:c="3"/><text:tab/><text:tab/><text:tab/><text:tab/>(voir les branches existantes)</text:p>
      <text:p text:style-name="P53"><text:span text:style-name="T47">- git checkout nombranche<text:tab/><text:tab/></text:span><text:span text:style-name="T48">(passer sur la branche nombranche )</text:span></text:p>
      <text:p text:style-name="P46"/>
      <text:p text:style-name="P46">- git merge nombranche<text:tab/><text:tab/>(depuis la branche résultat, on intègre les modif de la branche <text:tab/><text:tab/><text:tab/><text:tab/><text:tab/>nombranche)</text:p>
      <text:p text:style-name="P53"><text:span text:style-name="T48">- </text:span><text:span text:style-name="T49">git branch -d nombranche <text:tab/><text:tab/>(supprime la branche nombranche)</text:span></text:p>
      <text:p text:style-name="P96"/>
      <text:p text:style-name="P96"/>
      <text:p text:style-name="P118"><text:span text:style-name="T20">G</text:span><text:span text:style-name="T16">érer les branche</text:span><text:span text:style-name="T21">s</text:span><text:span text:style-name="T16"> sur github</text:span><text:span text:style-name="T15"> :</text:span></text:p>
      <text:p text:style-name="P118"/>
      <text:p text:style-name="P120">git push origin origin:refs/heads/nomNouvelleBranche<text:tab/>→ crée une nouvelle branche</text:p>
      <text:p text:style-name="P120"/>
      <text:p text:style-name="P120">git branch -r<text:tab/><text:tab/><text:tab/><text:tab/><text:tab/><text:tab/><text:tab/>→ voir ttes les branches du serveur</text:p>
      <text:p text:style-name="P120"/>
      <text:p text:style-name="P121">git branch <text:s/>--track <text:s/>branchelocale origin/brancheserveur<text:tab/>→ charge la branche du serveur dans ma <text:s text:c="4"/><text:tab/><text:tab/><text:tab/><text:tab/><text:tab/><text:tab/><text:tab/><text:tab/> <text:s text:c="4"/>branche locale</text:p>
      <text:p text:style-name="P118"/>
      <text:p text:style-name="P122">→ Pour merger la branche sur le serveur :</text:p>
      <text:p text:style-name="P122">git push origin nomBranche<text:tab/><text:tab/><text:tab/><text:tab/><text:tab/> → envoie la branche sur github</text:p>
      <text:p text:style-name="P122">sur github faire une nelle pull requests = fait une demande pour merger aux responsables </text:p>
      <text:p text:style-name="P122"><text:tab/>(onglet pull requests + new pull requests + renseigner rewiever )</text:p>
      <text:p text:style-name="P122"><text:tab/>→ les rewiever peuvent faire des comment <text:s/>= question + échange</text:p>
      <text:p text:style-name="P122"><text:tab/>→ approuver</text:p>
      <text:p text:style-name="P122"><text:tab/>→ rejeter</text:p>
      <text:p text:style-name="P122">Lorsque approbation, faire merge <text:s text:c="2"/>(option rebase de préférence car plus simple à visualiser ensuite ; si conflit option de base obligatoire)</text:p>
      <text:p text:style-name="P123">puis supprimer la branches :</text:p>
      <text:p text:style-name="P121"><text:s text:c="8"/>git push origin : heads/nom_branche_a _supprimer <text:s/><text:tab/>→ supprime la branche sur le serveur</text:p>
      <text:p text:style-name="P121"><text:s text:c="8"/>(Attention : la branche apparaitra encore chez les autres, ils devront faire :</text:p>
      <text:p text:style-name="P121"><text:soft-page-break/><text:s text:c="14"/>git branch -r -d origin/ nom_branche_a _supprimer <text:s text:c="2"/>)</text:p>
      <text:p text:style-name="P118"/>
      <text:p text:style-name="P118"/>
      <text:p text:style-name="P118"/>
      <text:p text:style-name="P124"><text:span text:style-name="T17">Tagger une version : </text:span><text:s/></text:p>
      <text:p text:style-name="P124">git tag NOMTAG IDCOMMIT <text:s text:c="5"/></text:p>
      <text:p text:style-name="P124">→ exemple : git tag v1.3.<text:span text:style-name="T64">2 <text:s text:c="3"/></text:span><text:s/>2f7c8b3428aca535fdc970feeb4c09efa33d809e</text:p>
      <text:p text:style-name="P126">git push --tags <text:s text:c="3"/>→ pour pouvoir envoyer le tag <text:span text:style-name="T64">sur github</text:span></text:p>
      <text:p text:style-name="P125"/>
      <text:p text:style-name="P125">Numéro de version en général : v1.2.3 <text:s text:c="2"/>1 = version commerciale <text:s/>(→ acheter la nelle version)</text:p>
      <text:p text:style-name="P125"><text:tab/><text:tab/><text:tab/><text:tab/><text:tab/> <text:s text:c="4"/>2 = nouvelle fonctionnalité <text:s/>(→ release notes à consulter)</text:p>
      <text:p text:style-name="P125"><text:tab/><text:tab/><text:tab/><text:tab/><text:tab/> <text:s text:c="4"/>3 = correction de bugs <text:s/>(→ forcément compatible entre elles)</text:p>
      <text:p text:style-name="P119"/>
      <text:p text:style-name="P112"/>
      <text:p text:style-name="P116">Autres commandes :</text:p>
      <text:p text:style-name="P115"/>
      <text:p text:style-name="P115">- git blame nomfichier <text:s text:c="5"/>(affiche la dernière personne qui a maj ch ligne)</text:p>
      <text:p text:style-name="P115">- git cherry-pick <text:s/>n°<text:tab/>(permet de récupérer les fichiers du commit n° sur une sous-branche)</text:p>
      <text:p text:style-name="P115"><text:tab/><text:tab/> <text:s text:c="2"/><text:tab/>(Attention : si des commit ont été fait avant, il risque de manquer des modifs)</text:p>
      <text:p text:style-name="P112">- <text:span text:style-name="T66">git stash <text:s text:c="2"/><text:tab/>(permet de mettre des fichiers de coté)</text:span></text:p>
      <text:p text:style-name="P112"><text:s text:c="2"/><text:span text:style-name="T66">git stash pop <text:s/>(permet de récupérer le stash sur une autre branche par exemple)</text:span></text:p>
      <text:p text:style-name="P90">GIT</text:p>
      <text:p text:style-name="P1"/>
      <text:p text:style-name="P55">Cours openclassrooms <text:s/><text:a xlink:type="simple" xlink:href="https://openclassrooms.com/courses/gerez-vos-codes-source-avec-git" text:style-name="Internet_20_link" text:visited-style-name="Visited_20_Internet_20_Link">https://openclassrooms.com/courses/gerez-vos-codes-source-avec-git</text:a> </text:p>
      <text:p text:style-name="P37">Tuto + <text:s/>tests : <text:a xlink:type="simple" xlink:href="https://try.github.io/levels/1/challenges/1" text:style-name="Internet_20_link" text:visited-style-name="Visited_20_Internet_20_Link">https://try.github.io/levels/1/challenges/1</text:a> </text:p>
      <text:p text:style-name="P1"/>
      <text:p text:style-name="P6">Etapes pour installer GIT :</text:p>
      <text:p text:style-name="P30"/>
      <text:p text:style-name="P31">1- <text:span text:style-name="T31">Télécharger git <text:s/>(par ex sur : </text:span><text:s/><text:a xlink:type="simple" xlink:href="https://git-scm.com/" text:style-name="Internet_20_link" text:visited-style-name="Visited_20_Internet_20_Link">https://git-scm.com/</text:a><text:span text:style-name="T31">)</text:span></text:p>
      <text:p text:style-name="P34">2- se créer un compte sur <text:s text:c="5"/><text:a xlink:type="simple" xlink:href="https://github.com/" text:style-name="Internet_20_link" text:visited-style-name="Visited_20_Internet_20_Link">https://github.com/</text:a> </text:p>
      <text:p text:style-name="P35">3- créer un nouveau projet</text:p>
      <text:p text:style-name="P32"><text:span text:style-name="T32">4- ajouter des collaborateurs <text:s text:c="2"/>(settings – collaborateurs - add) <text:s/></text:span><text:tab/></text:p>
      <text:p text:style-name="P33"><text:span text:style-name="T32">5</text:span>- possibilité de personnaliser le fichier config <text:span text:style-name="T32">sur son propre poste </text:span>: </text:p>
      <text:p text:style-name="P1"/>
      <text:p text:style-name="P7">Fichier config</text:p>
      <text:p text:style-name="P55">A taper dans la console système : </text:p>
      <text:p text:style-name="P1">git config --global color.diff auto<text:tab/><text:tab/><text:tab/>// <text:span text:style-name="T56">pour améliorer la visibilité grace à la couleur</text:span></text:p>
      <text:p text:style-name="P1">git config --global color.status auto</text:p>
      <text:p text:style-name="P1">git config --global color.branch auto</text:p>
      <text:p text:style-name="P1"/>
      <text:p text:style-name="P1">git config --global user.name "isagri"<text:tab/><text:tab/>// <text:span text:style-name="T56">configurer le nom et email</text:span></text:p>
      <text:p text:style-name="P1">git config --global user.email <text:a xlink:type="simple" xlink:href="mailto:isabelle.grillet6@orange.fr" text:style-name="Internet_20_link" text:visited-style-name="Visited_20_Internet_20_Link">isabelle.grillet6@orange.fr</text:a></text:p>
      <text:p text:style-name="P1"/>
      <text:p text:style-name="P13">vim ~/.gitconfig <text:s text:c="5"/>éditeur pour editer le fichier de config <text:s text:c="2"/></text:p>
      <text:p text:style-name="P1">→<text:span text:style-name="T12"> possibilité d’ajouter à la fin des alias pour raccourcir les commandes :</text:span></text:p>
      <text:p text:style-name="P1"><text:tab/>[alias]</text:p>
      <text:p text:style-name="P1"><text:tab/><text:tab/>ci = commit</text:p>
      <text:p text:style-name="P1"><text:tab/><text:tab/>co = checkout</text:p>
      <text:p text:style-name="P1"><text:tab/><text:tab/>st = status</text:p>
      <text:p text:style-name="P1"><text:tab/><text:tab/>br = branch</text:p>
      <text:p text:style-name="P1"/>
      <text:p text:style-name="P1"/>
      <text:p text:style-name="P110">Attention : il faut harmoniser l’utilisation des éditeurs au sen de l’équipe :</text:p>
      <text:p text:style-name="P110">→ choisir les espaces ou les tabulations et la longueur des tab pour ne pas faire plein de modifs involontaires dans les fichiers.</text:p>
      <text:p text:style-name="P1"/>
      <text:p text:style-name="P1"/>
      <text:p text:style-name="P1"/>
      <text:p text:style-name="P6">Créer un nouveau dépôt :</text:p>
      <text:p text:style-name="P8"/>
      <text:p text:style-name="P13"><text:span text:style-name="T14">Initialiser un dépôt :</text:span> </text:p>
      <text:p text:style-name="P13">→ <text:s/>dans le répertoire ou je travaille :</text:p>
      <text:p text:style-name="P13"><text:tab/>git init <text:s text:c="8"/>→<text:span text:style-name="T61"> <text:s/>crée un répertoire <text:s text:c="2"/>.git dans le répertoire <text:s text:c="2"/></text:span></text:p>
      <text:p text:style-name="P14"><text:tab/>(Attention on ne le voit pas <text:span text:style-name="T13">mais on peut y aller en faisant cd .git)</text:span></text:p>
      <text:p text:style-name="P1"/>
      <text:p text:style-name="P1"/>
      <text:p text:style-name="P1"/>
      <text:p text:style-name="P4">créer un clone d’un dépôt <text:s/><text:span text:style-name="T23">(récupèrer le projet en cours sur mon poste) :</text:span></text:p>
      <text:p text:style-name="P17">se mettre dans <text:span text:style-name="T23">un nouveau </text:span>repertoire puis :</text:p>
      <text:p text:style-name="P15"><text:tab/>git clone <text:span text:style-name="T14">https://github.com/igorcampus/test</text:span></text:p>
      <text:p text:style-name="P15"><text:tab/> <text:tab/> <text:s text:c="2"/><text:span text:style-name="T22">adresse url</text:span></text:p>
      <text:p text:style-name="P102"><text:span text:style-name="T60"><text:tab/>git clone </text:span><text:a xlink:type="simple" xlink:href="https://github.com/igorcampus/test" text:style-name="Internet_20_link" text:visited-style-name="Visited_20_Internet_20_Link">https://github.com/igorcampus/test</text:a><text:span text:style-name="T62"> <text:s/>. <text:s text:c="4"/>// . </text:span><text:span text:style-name="T63">signifie sans créer de ss-répertoire.</text:span></text:p>
      <text:p text:style-name="P101"/>
      <text:p text:style-name="P15"><text:soft-page-break/></text:p>
      <text:p text:style-name="P16"/>
      <text:p text:style-name="P5">créer un dépôt qui servira de serveur → voir open classrooms</text:p>
      <text:p text:style-name="P15"/>
      <text:p text:style-name="P30"><text:span text:style-name="T17">Commandes</text:span></text:p>
      <text:p text:style-name="P18"/>
      <text:p text:style-name="P18">git diff <text:s/>→ indique les modifs sur ma version </text:p>
      <text:p text:style-name="P15"/>
      <text:p text:style-name="P18">git status → indique l’état du dépot</text:p>
      <text:p text:style-name="P15"/>
      <text:p text:style-name="P19">git add nomfichier1 <text:s/>nomfichier2 … <text:s text:c="10"/>→<text:span text:style-name="T31"> </text:span>pour passer ces fichier à l’état <text:s/><text:span text:style-name="T2">"</text:span>à commiter<text:span text:style-name="T2">"</text:span></text:p>
      <text:p text:style-name="P19"><text:tab/><text:tab/><text:tab/><text:tab/><text:tab/><text:tab/> (obligatoire pour nouveaux fichiers)</text:p>
      <text:p text:style-name="P19"/>
      <text:p text:style-name="P19">git commit <text:span text:style-name="T5"><text:tab/><text:tab/><text:tab/><text:tab/></text:span><text:tab/>commit les fichiers à l’état « à commiter<text:span text:style-name="T2">"</text:span></text:p>
      <text:p text:style-name="P19">git commit <text:s/>nomfichier1 <text:tab/><text:tab/><text:tab/>– <text:s/>uniquement les fichiers indiqués</text:p>
      <text:p text:style-name="P58"><text:span text:style-name="T24">git commit -a ? <text:s text:c="3"/><text:tab/><text:tab/><text:tab/><text:tab/>→ </text:span><text:span text:style-name="T8">pour « commiter » tous les fichiers qui étaient listés <text:tab/><text:tab/><text:tab/><text:tab/><text:tab/><text:tab/>dans </text:span><text:span text:style-name="T9">git status</text:span><text:span text:style-name="T10"> </text:span><text:span text:style-name="T8">dans les colonnes « </text:span><text:span text:style-name="Emphasis"><text:span text:style-name="T26">Changes to be <text:tab/><text:tab/><text:tab/><text:tab/><text:tab/><text:tab/><text:tab/>committed</text:span></text:span><text:span text:style-name="T10"> </text:span><text:span text:style-name="T8">» et « </text:span><text:span text:style-name="Emphasis"><text:span text:style-name="T26">Changed but not updated</text:span></text:span><text:span text:style-name="T10"> </text:span><text:span text:style-name="T8">» (qu’ils soient <text:tab/><text:tab/><text:tab/><text:tab/><text:tab/><text:tab/><text:tab/>en vert ou en rouge) ;</text:span><text:span text:style-name="T25"> </text:span></text:p>
      <text:p text:style-name="P59"><text:span text:style-name="T25">git commit -a<text:tab/><text:tab/><text:tab/><text:tab/><text:tab/>→ pour valider les </text:span><text:span text:style-name="T28">fichiers mergés</text:span></text:p>
      <text:p text:style-name="P99"/>
      <text:p text:style-name="P36"><text:s text:c="3"/>→ <text:s/>appel l’éditeur vi <text:s/>pour saisir la ligne de commentaire</text:p>
      <text:p text:style-name="P60"><text:tab/>→<text:span text:style-name="T30"> <text:s/>Esc pour sortir <text:s text:c="2"/>puis <text:s/>:wq <text:s/>pour sauvegarder et quitter <text:s text:c="4"/>(ou:x)</text:span></text:p>
      <text:p text:style-name="P63"><text:tab/><text:span text:style-name="T31">(</text:span><text:span text:style-name="T11">Si tu veux changer l'éditeur par défaut tu peux faire (par exemple) "EDITOR=nano" <text:tab/>avant de lancer ton commit, ou le mettre dans ton .bashrc (dans ton home) pour que <text:tab/>ce soit définitif.b</text:span> <text:span text:style-name="T31">)</text:span></text:p>
      <text:p text:style-name="P66"/>
      <text:p text:style-name="P64">git commit -m <text:s/><text:span text:style-name="T2">"</text:span>commentaire sur les modifications<text:span text:style-name="T2">" <text:s text:c="3"/>→</text:span><text:span text:style-name="T4"> pour comiter directement avec le comment.</text:span></text:p>
      <text:p text:style-name="P88"/>
      <text:p text:style-name="P68">git commit --amend<text:tab/></text:p>
      <text:p text:style-name="P20"><text:tab/><text:span text:style-name="T31">pour modifier le msg d’erreur <text:s/>juste apres</text:span></text:p>
      <text:p text:style-name="P20"/>
      <text:p text:style-name="P61">git reset HEAD^<text:tab/>→ annuler le dernier commit <text:s text:c="3"/>(voir openclassroom pour commit prec)</text:p>
      <text:p text:style-name="P62"/>
      <text:p text:style-name="P67"/>
      <text:p text:style-name="P67">git log <text:s text:c="4"/>→ pour voir les différents commit <text:s text:c="7"/>(pgup <text:s/>pgdn <text:s text:c="3"/>ou fleches <text:s text:c="2"/>puis <text:s text:c="3"/>Q pour quitter)</text:p>
      <text:p text:style-name="P67">git log -p <text:s text:c="5"/>détail des modifs</text:p>
      <text:p text:style-name="P67">git log --stat</text:p>
      <text:p text:style-name="P67"/>
      <text:p text:style-name="P69">git push<text:tab/>→<text:span text:style-name="T33"> pour envoyer le commit sur <text:s/>github</text:span></text:p>
      <text:p text:style-name="P70">→ si il y a eu des modifs avant moi, msg d’erreur =<text:span text:style-name="T2">"</text:span>faire un pull<text:span text:style-name="T2">" <text:s text:c="2"/></text:span></text:p>
      <text:p text:style-name="P71"><text:span text:style-name="T34"><text:s text:c="5"/>De préférence, faire u</text:span>n git pull avant d’envoyer ses modifications</text:p>
      <text:p text:style-name="P73">(En général faire un commit plusieurs fois par jours, un push pas trop souvent (1 par jour max))</text:p>
      <text:p text:style-name="P71"/>
      <text:p text:style-name="P71"/>
      <text:p text:style-name="P71">git pull <text:tab/>→ charge les modifications faites par d’autres personnes</text:p>
      <text:p text:style-name="P72"><text:tab/><text:tab/><text:span text:style-name="T34">si modif sur mm prg :</text:span></text:p>
      <text:p text:style-name="P70"><text:tab/><text:tab/>- a des endroits diff = merge les 2</text:p>
      <text:p text:style-name="P70"><text:tab/><text:tab/>- sinon ouvrir les fichiers en conflit <text:s/>et recherchez les ligne contenant&lt;&lt;&lt;&lt;&lt;&lt;&lt;</text:p>
      <text:p text:style-name="P72"><text:tab/><text:tab/> <text:s/>,<text:span text:style-name="T34"> corriger puis faire un git commit -a <text:s text:c="2"/>pour valider les merge</text:span></text:p>
      <text:p text:style-name="P69"/>
      <text:p text:style-name="P65"/>
      <text:p text:style-name="P65"><text:soft-page-break/></text:p>
      <text:p text:style-name="P65"/>
      <text:p text:style-name="P65"/>
      <text:p text:style-name="P65"/>
      <text:p text:style-name="P74">Branches :</text:p>
      <text:p text:style-name="P77">branche principale = master</text:p>
      <text:p text:style-name="P77">→ possibilité de développer une nouvelle branche (pour tester une idée par ex) puis de merger avec la branche principale si ok</text:p>
      <text:p text:style-name="P77">cas = modif longue ou à tester ou compliquée ...</text:p>
      <text:p text:style-name="P77"/>
      <text:p text:style-name="P77"/>
      <text:p text:style-name="P76">commandes <text:span text:style-name="T36">pour gérer les branche sur mon poste</text:span> :</text:p>
      <text:p text:style-name="P77">git branch <text:s text:c="5"/>→ visualise les branches <text:s text:c="2"/>(*branche sur laquelle je travaille)</text:p>
      <text:p text:style-name="P77"/>
      <text:p text:style-name="P77">git branch nomBranche <text:s text:c="3"/>→ crée une nelle branche <text:s text:c="4"/><text:span text:style-name="T35">on peut faire des modifs et commit (pas de push)</text:span></text:p>
      <text:p text:style-name="P78"/>
      <text:p text:style-name="P77">git checkout nom<text:span text:style-name="T35">B</text:span>ranche <text:s/>→ change de branche</text:p>
      <text:p text:style-name="P78"/>
      <text:p text:style-name="P81">git merge nomBrancheFille <text:s/>→ se mettre dans la branche d’origine pour fusionner la nelle créer</text:p>
      <text:p text:style-name="P78"/>
      <text:p text:style-name="P81">git branch -d nomBranche <text:s text:c="5"/>→ pour supprimer une branche <text:s text:c="2"/>(seulement si vide après fusion)</text:p>
      <text:p text:style-name="P81">ATTENTION : git branch -D nomBranche <text:tab/> → pour supprimer meme si pas mergé <text:s/></text:p>
      <text:p text:style-name="P78"/>
      <text:p text:style-name="P79"><text:span text:style-name="T15"/></text:p>
      <text:p text:style-name="P79"><text:span text:style-name="T15"/></text:p>
      <text:p text:style-name="P79"><text:span text:style-name="T15">commandes </text:span><text:span text:style-name="T16">pour gérer les branche sur github</text:span><text:span text:style-name="T15"> :</text:span></text:p>
      <text:p text:style-name="P78"/>
      <text:p text:style-name="P82">git push origin origin:refs/heads/nomNouvelleBranche<text:tab/>→ crée une nouvelle branche</text:p>
      <text:p text:style-name="P82"/>
      <text:p text:style-name="P82">git branch -r<text:tab/><text:tab/><text:tab/><text:tab/><text:tab/><text:tab/><text:tab/>→ voir ttes les branches du serveur</text:p>
      <text:p text:style-name="P82"/>
      <text:p text:style-name="P83">git branch <text:s/>--track <text:s/>branchelocale origin/brancheserveur<text:tab/>→ charge la branche du serveur dans ma <text:s text:c="4"/><text:tab/><text:tab/><text:tab/><text:tab/><text:tab/><text:tab/><text:tab/><text:tab/> <text:s text:c="4"/>branche locale</text:p>
      <text:p text:style-name="P78"/>
      <text:p text:style-name="P86">→ Pour merger la branche sur le serveur :</text:p>
      <text:p text:style-name="P86">git push origin nomBranche<text:tab/><text:tab/><text:tab/><text:tab/><text:tab/> → envoie la branche sur github</text:p>
      <text:p text:style-name="P86">sur github faire une nelle pull requests = fait une demande pour merger aux responsables </text:p>
      <text:p text:style-name="P86"><text:tab/>(onglet pull requests + new pull requests + renseigner rewiever )</text:p>
      <text:p text:style-name="P86"><text:tab/>→ les rewiever peuvent faire des comment <text:s/>= question + échange</text:p>
      <text:p text:style-name="P86"><text:tab/>→ approuver</text:p>
      <text:p text:style-name="P86"><text:tab/>→ rejeter</text:p>
      <text:p text:style-name="P86">Lorsque approbation, faire merge <text:s text:c="2"/>(option rebase de préférence car plus simple à visualiser ensuite, si conflit option de base obligatoire)</text:p>
      <text:p text:style-name="P87">puis supprimer la branches</text:p>
      <text:p text:style-name="P80"/>
      <text:p text:style-name="P80"/>
      <text:p text:style-name="P83">git push origin : heads/nom_branche_a _supprimer<text:tab/><text:tab/>→ supprime la branche sur le serveur</text:p>
      <text:p text:style-name="P83">(Attention : la branche apparaitra encore chez les autres, ils devront faire :</text:p>
      <text:p text:style-name="P83"><text:s text:c="4"/>git branch -r -d origin/ nom_branche_a _supprimer <text:s text:c="2"/>)</text:p>
      <text:p text:style-name="P78"/>
      <text:p text:style-name="P80"/>
      <text:p text:style-name="P84"><text:soft-page-break/><text:span text:style-name="T17">Tagger une version : </text:span><text:s/>après le commit et avant le push </text:p>
      <text:p text:style-name="P84">git tag NOMTAG IDCOMMIT <text:s text:c="5"/></text:p>
      <text:p text:style-name="P84">→ exemple : git tag v1.3 2f7c8b3428aca535fdc970feeb4c09efa33d809e</text:p>
      <text:p text:style-name="P89">git push --tags <text:s text:c="3"/>→ pour pouvoir envoyer le tag avec le push</text:p>
      <text:p text:style-name="P125">Numéro de version en général : v1.2.3 <text:s text:c="2"/>1 = version commerciale <text:s/>(→ acheter la nelle version)</text:p>
      <text:p text:style-name="P125"><text:tab/><text:tab/><text:tab/><text:tab/><text:tab/> <text:s text:c="4"/>2 = nouvelle fonctionnalité <text:s/>(→ release notes à consulter)</text:p>
      <text:p text:style-name="P125"><text:tab/><text:tab/><text:tab/><text:tab/><text:tab/> <text:s text:c="4"/>3 = correction de bugs <text:s/>(→ forcément compatible entre elles)</text:p>
      <text:p text:style-name="P78"/>
      <text:p text:style-name="P78"/>
      <text:p text:style-name="P75">Rechercher dans les fichiers source :</text:p>
      <text:p text:style-name="P85"/>
      <text:p text:style-name="P85">git grep <text:span text:style-name="T2">"</text:span><text:span text:style-name="T25">todo</text:span><text:span text:style-name="T2">"<text:tab/>→ affiche le nom des fichiers qui contiennent le mot todo</text:span></text:p>
      <text:p text:style-name="P78"><text:tab/><text:tab/><text:tab/><text:span text:style-name="T37">(-n avec n° de ligne)</text:span></text:p>
      <text:p text:style-name="P78"/>
      <text:p text:style-name="P78"/>
      <text:p text:style-name="P78"/>
      <text:p text:style-name="P1"/>
      <text:p text:style-name="P1"/>
      <text:p text:style-name="P1"/>
      <text:p text:style-name="P1"/>
      <text:p text:style-name="P1">staging area = <text:span text:style-name="T1">pour poser les fichiers à insérer dans git</text:span></text:p>
      <text:p text:style-name="P10">commit = insérer une version dans git</text:p>
      <text:p text:style-name="P1"/>
      <text:p text:style-name="P12"/>
      <text:p text:style-name="P1"/>
      <text:p text:style-name="P1"/>
      <text:p text:style-name="P1"/>
      <text:p text:style-name="P2">commandes :</text:p>
      <text:p text:style-name="P1"/>
      <text:p text:style-name="P1">git init<text:tab/> <text:s/>→ cree un répertoire git</text:p>
      <text:p text:style-name="P1"/>
      <text:p text:style-name="P1">git status <text:s text:c="2"/>→ état </text:p>
      <text:p text:style-name="P1"/>
      <text:p text:style-name="P1">git add nomfichier <text:s/>→ <text:span text:style-name="T1">ajoute les fichiers à commiter dans la staging area <text:s text:c="3"/>( ou *.txt par ex)</text:span></text:p>
      <text:p text:style-name="P21"><text:s/>→ ajoute les fichiers dans l’historique</text:p>
      <text:p text:style-name="P21"/>
      <text:p text:style-name="P21">git log → donne la trace de toutes les modif (auteur, date, commentaire)</text:p>
      <text:p text:style-name="P21"/>
      <text:p text:style-name="P22">pour créer un repository sur github</text:p>
      <text:p text:style-name="P10"><text:span text:style-name="T2"><text:s/>git remote add origin </text:span><text:a xlink:type="simple" xlink:href="https://github.com/try-git/try_git.git" text:style-name="Internet_20_link" text:visited-style-name="Visited_20_Internet_20_Link"><text:span text:style-name="T2">https://github.com/try-git/try_git.git</text:span></text:a></text:p>
      <text:p text:style-name="P10"><text:span text:style-name="T2"><text:s text:c="3"/><text:tab/></text:span><text:span text:style-name="T3">origin = remote name <text:s text:c="2"/>(nom du repository)</text:span></text:p>
      <text:p text:style-name="P11"><text:span text:style-name="T3"><text:tab/></text:span><text:a xlink:type="simple" xlink:href="https://github.com/try-git/try_git.git" text:style-name="Internet_20_link" text:visited-style-name="Visited_20_Internet_20_Link"><text:span text:style-name="T2">https://github.com/try-git/try_git.git</text:span></text:a><text:span text:style-name="T2"> </text:span><text:span text:style-name="T3">= <text:s text:c="2"/>repository url <text:s text:c="2"/></text:span></text:p>
      <text:p text:style-name="P23"/>
      <text:p text:style-name="P22">pour pousser la nouvelle version sur github :</text:p>
      <text:p text:style-name="P24"><text:tab/>git push -u origin master</text:p>
      <text:p text:style-name="P11"><text:span text:style-name="T2"><text:tab/> <text:s text:c="2"/><text:tab/></text:span><text:span text:style-name="T3">origin = remote name <text:s text:c="2"/>(nom du repository)</text:span></text:p>
      <text:p text:style-name="P24"><text:tab/><text:tab/>master = default local branch name</text:p>
      <text:p text:style-name="P24"><text:tab/><text:tab/>-u (=git se souviendra de ces parametres <text:s/>→ la prochaine fois seulement git push)</text:p>
      <text:p text:style-name="P24"/>
      <text:p text:style-name="P3"><text:span text:style-name="T3">p</text:span><text:span text:style-name="T2">our récupérer des versions :</text:span></text:p>
      <text:p text:style-name="P24"><text:s/>git pull origin master <text:s text:c="2"/></text:p>
      <text:p text:style-name="P11"><text:span text:style-name="T2"><text:tab/> <text:s text:c="2"/><text:tab/></text:span><text:span text:style-name="T3">origin = remote name <text:s text:c="2"/>(nom du repository)</text:span></text:p>
      <text:p text:style-name="P24"><text:soft-page-break/><text:tab/><text:tab/>master = default local branch name</text:p>
      <text:p text:style-name="P24"/>
      <text:p text:style-name="P24">git diff head</text:p>
      <text:p text:style-name="P24"/>
      <text:p text:style-name="P91">Projets git en cours :</text:p>
      <text:p text:style-name="P25"/>
      <text:p text:style-name="P25">Réseau social SeecretSpot :</text:p>
      <text:p text:style-name="P25"><text:a xlink:type="simple" xlink:href="https://github.com/bzouleka/ReseauSocial_Laravel" text:style-name="Internet_20_link" text:visited-style-name="Visited_20_Internet_20_Link">https://github.com/bzouleka/ReseauSocial_Laravel</text:a> </text:p>
      <text:p text:style-name="P25"/>
      <text:p text:style-name="P27">Après récup du repository si rien dans vendor, faire </text:p>
      <text:p text:style-name="P27">composer install </text:p>
      <text:p text:style-name="P56">php artisan key:generate</text:p>
      <text:p text:style-name="P26"/>
      <text:p text:style-name="P26"/>
      <text:p text:style-name="P28">Mini projet 2 </text:p>
      <text:p text:style-name="P28"><text:a xlink:type="simple" xlink:href="https://github.com/isagri/miniprojet2" text:style-name="Internet_20_link" text:visited-style-name="Visited_20_Internet_20_Link">https://github.com/isagri/miniprojet2</text:a> </text:p>
      <text:p text:style-name="P28"/>
      <text:p text:style-name="P28"/>
      <text:p text:style-name="P28"/>
      <text:p text:style-name="P29">Mini projet 3</text:p>
      <text:p text:style-name="P29"><text:a xlink:type="simple" xlink:href="https://github.com/isagri/TP3_WARRIOR" text:style-name="Internet_20_link" text:visited-style-name="Visited_20_Internet_20_Link">https://github.com/isagri/TP3_WARRIOR</text:a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ileron" svg:font-family="Aileron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9:59:25.321000000</meta:creation-date>
    <meta:generator>LibreOffice/5.4.3.2$Windows_X86_64 LibreOffice_project/92a7159f7e4af62137622921e809f8546db437e5</meta:generator>
    <dc:date>2018-03-26T17:13:44.878000000</dc:date>
    <meta:editing-duration>PT12H25M25S</meta:editing-duration>
    <meta:editing-cycles>18</meta:editing-cycles>
    <meta:document-statistic meta:table-count="0" meta:image-count="0" meta:object-count="0" meta:page-count="9" meta:paragraph-count="214" meta:word-count="1979" meta:character-count="12509" meta:non-whitespace-character-count="9969"/>
  </office:meta>
</office:document-meta>
</file>